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6pt" style:font-size-asian="56pt" style:font-size-complex="56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6pt" fo:font-style="normal" fo:font-weight="bold" style:font-size-asian="56pt" style:font-size-complex="56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color="#ffffff" fo:font-family="'Arial Black'" style:font-family-generic="swiss" style:font-pitch="variable" fo:font-size="60pt" style:font-size-asian="60pt" style:font-size-complex="60pt"/>
    </style:style>
    <style:style style:name="P5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6" style:family="paragraph">
      <style:paragraph-properties fo:margin-left="0cm" fo:margin-right="0cm" fo:text-indent="0cm"/>
      <style:text-properties fo:color="#ffffff" fo:font-family="'Arial Black'" style:font-family-generic="swiss" style:font-pitch="variable"/>
    </style:style>
    <style:style style:name="P7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6pt" fo:font-style="normal" fo:font-weight="bold"/>
    </style:style>
    <style:style style:name="T1" style:family="text">
      <style:text-properties fo:color="#ffffff" fo:font-family="'Arial Black'" style:font-family-generic="swiss" style:font-pitch="variable" fo:font-size="56pt" fo:font-style="normal" fo:font-weight="bold" style:font-size-asian="56pt" style:font-size-complex="56pt"/>
    </style:style>
    <style:style style:name="T2" style:family="text">
      <style:text-properties fo:color="#ffffff" fo:font-family="'Arial Black'" style:font-family-generic="swiss" style:font-pitch="variable" fo:font-size="60pt" style:font-size-asian="60pt" style:font-size-complex="60pt"/>
    </style:style>
    <style:style style:name="T3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om przyrzekł Bogu</text:span><text:span text:style-name="T1"><text:line-break/></text:span><text:span text:style-name="T1">przy chrzcie raz dotrzymać pragnę szczerze</text:span><text:span text:style-name="T1"><text:line-break/></text:span><text:span text:style-name="T1">Kościoła słuchać</text:span><text:span text:style-name="T1"><text:line-break/></text:span><text:span text:style-name="T1">w każdy czas i w świętej</text:span><text:span text:style-name="T1"><text:line-break/></text:span><text:span text:style-name="T1">wytrwać wierz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O Panie Boże dzięki Ci żeś mi Kościoła otwarł drzwi w Nim żyć, umierać pragn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7" draw:layer="layout" svg:width="28cm" svg:height="21cm" svg:x="-0.001cm" svg:y="-0.002cm" presentation:class="title" presentation:user-transformed="true">
          <draw:text-box>
            <text:p text:style-name="P6"><text:span text:style-name="T3">W Kościele tym jest</text:span><text:span text:style-name="T3"><text:line-break/></text:span><text:span text:style-name="T3">z Ciałem, Krwią,</text:span><text:span text:style-name="T3"><text:line-break/></text:span><text:span text:style-name="T3">Bóg pod postacią</text:span><text:span text:style-name="T3"><text:line-break/></text:span><text:span text:style-name="T3">Chleba. Swym Ciałem</text:span><text:span text:style-name="T3"><text:line-break/></text:span><text:span text:style-name="T3">karmi duszę mą</text:span><text:span text:style-name="T3"><text:line-break/></text:span><text:span text:style-name="T3">by żyła w Nim dla nieb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O Panie Boże dzięki Ci żeś mi Kościoła otwarł drzwi w Nim żyć, umierać pragn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3-11-24T15:25:05.02</dc:date>
    <dc:language>pl-PL</dc:language>
    <meta:editing-cycles>11</meta:editing-cycles>
    <meta:editing-duration>PT23M20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